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draw:fill="none" draw:fill-color="#99ccff" fo:min-height="2.265cm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8">
      <style:graphic-properties draw:stroke="none" draw:fill="none" draw:fill-color="#99ccff" fo:min-height="10.737cm" draw:shadow-offset-x="0.305cm" draw:shadow-offset-y="0.305cm"/>
    </style:style>
    <style:style style:name="gr7" style:family="graphic" style:parent-style-name="standard" style:list-style-name="L8">
      <style:graphic-properties draw:stroke="none" draw:fill="none" draw:fill-color="#99ccff" fo:min-height="11.085cm" draw:shadow-offset-x="0.305cm" draw:shadow-offset-y="0.305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cm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679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>
      <style:graphic-properties draw:fill-color="#ffffff" draw:auto-grow-height="true" fo:min-height="1.387cm"/>
    </style:style>
    <style:style style:name="pr14" style:family="presentation" style:parent-style-name="Default-outline1" style:list-style-name="L4">
      <style:graphic-properties draw:fill-color="#ffffff" fo:min-height="12.751cm"/>
    </style:style>
    <style:style style:name="pr15" style:family="presentation" style:parent-style-name="Default-notes">
      <style:graphic-properties draw:fill-color="#ffffff" fo:min-height="11.282cm"/>
    </style:style>
    <style:style style:name="pr16" style:family="presentation" style:parent-style-name="Default-outline1" style:list-style-name="L4">
      <style:graphic-properties draw:fill-color="#ffffff" fo:min-height="12.301cm"/>
    </style:style>
    <style:style style:name="pr17" style:family="presentation" style:parent-style-name="Default-outline1" style:list-style-name="L4">
      <style:graphic-properties draw:fill-color="#ffffff" fo:min-height="12.642cm"/>
    </style:style>
    <style:style style:name="pr18" style:family="presentation" style:parent-style-name="Default-outline1" style:list-style-name="L4">
      <style:graphic-properties draw:fill-color="#ffffff" fo:min-height="12.642cm"/>
    </style:style>
    <style:style style:name="pr19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8.187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outline1" style:list-style-name="L7">
      <style:graphic-properties draw:stroke="none" draw:fill="none" draw:fill-color="#ffffff" draw:auto-grow-height="true" fo:min-height="10.842cm"/>
    </style:style>
    <style:style style:name="pr27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Default-outline1">
      <style:graphic-properties draw:stroke="none" draw:fill="none" draw:fill-color="#ffffff" fo:min-height="10.841cm"/>
    </style:style>
    <style:style style:name="pr3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.198cm" fo:margin-bottom="0.119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text:enable-numbering="true" fo:text-indent="-0.635cm"/>
    </style:style>
    <style:style style:name="P15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6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7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18" style:family="paragraph">
      <style:paragraph-properties fo:margin-left="2.076cm" fo:margin-right="0cm" text:enable-numbering="true" fo:text-indent="-0.784cm"/>
    </style:style>
    <style:style style:name="P19" style:family="paragraph">
      <style:paragraph-properties fo:margin-left="2.076cm" fo:margin-right="0cm" fo:margin-top="0.198cm" fo:margin-bottom="0.119cm" fo:line-height="93%" text:enable-numbering="true" fo:text-indent="-0.784cm" style:punctuation-wrap="hanging" style:line-break="strict"/>
    </style:style>
    <style:style style:name="P20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/>
    </style:style>
    <style:style style:name="P23" style:family="paragraph">
      <style:paragraph-properties fo:margin-left="2.076cm" fo:margin-right="0cm" fo:margin-top="0cm" fo:margin-bottom="0.356cm" text:enable-numbering="true" fo:text-indent="-0.784cm"/>
    </style:style>
    <style:style style:name="P24" style:family="paragraph">
      <style:paragraph-properties fo:margin-left="3.175cm" fo:margin-right="0cm" fo:margin-top="0cm" fo:margin-bottom="0.356cm" text:enable-numbering="false" fo:text-indent="-0.635cm"/>
    </style:style>
    <style:style style:name="P25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 style:writing-mode="lr-tb"/>
    </style:style>
    <style:style style:name="P26" style:family="paragraph">
      <style:paragraph-properties fo:margin-left="0cm" fo:margin-right="0cm" fo:text-indent="0cm"/>
      <style:text-properties fo:font-size="12pt"/>
    </style:style>
    <style:style style:name="P27" style:family="paragraph">
      <style:paragraph-properties fo:margin-left="0cm" fo:margin-right="0cm" text:enable-numbering="false" fo:text-indent="0cm"/>
    </style:style>
    <style:style style:name="P28" style:family="paragraph">
      <style:paragraph-properties fo:margin-left="0.635cm" fo:margin-right="0cm" fo:margin-top="0cm" fo:margin-bottom="0.356cm" text:enable-numbering="true" fo:text-indent="-0.635cm"/>
    </style:style>
    <style:style style:name="P29" style:family="paragraph">
      <style:paragraph-properties fo:margin-left="2.076cm" fo:margin-right="0cm" fo:margin-top="0cm" fo:margin-bottom="0.356cm" text:enable-numbering="false" fo:text-indent="-0.784cm"/>
    </style:style>
    <style:style style:name="P30" style:family="paragraph">
      <style:paragraph-properties fo:margin-left="0cm" fo:margin-right="0cm" text:enable-numbering="false" fo:text-indent="0cm"/>
      <style:text-properties fo:font-size="32pt"/>
    </style:style>
    <style:style style:name="P31" style:family="paragraph">
      <style:paragraph-properties fo:margin-left="3.175cm" fo:margin-right="0cm" fo:margin-top="0cm" fo:margin-bottom="0.356cm" text:enable-numbering="true" fo:text-indent="-0.635cm"/>
    </style:style>
    <style:style style:name="P32" style:family="paragraph">
      <style:paragraph-properties fo:margin-left="0.635cm" fo:margin-right="0cm" text:enable-numbering="true" fo:text-indent="-0.635cm"/>
    </style:style>
    <style:style style:name="P33" style:family="paragraph">
      <style:paragraph-properties fo:margin-left="0cm" fo:margin-right="0cm" fo:text-indent="0cm"/>
      <style:text-properties fo:font-size="32pt"/>
    </style:style>
    <style:style style:name="P34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35" style:family="paragraph">
      <style:paragraph-properties fo:margin-left="0.635cm" fo:margin-right="0cm" fo:line-height="150%" text:enable-numbering="true" fo:text-indent="-0.635cm"/>
    </style:style>
    <style:style style:name="P36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37" style:family="paragraph">
      <style:paragraph-properties fo:margin-left="0cm" fo:margin-right="0cm" fo:text-indent="0cm"/>
      <style:text-properties fo:font-size="16pt"/>
    </style:style>
    <style:style style:name="P38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6pt"/>
    </style:style>
    <style:style style:name="P39" style:family="paragraph">
      <style:paragraph-properties fo:margin-left="0cm" fo:margin-right="0cm" fo:text-indent="0cm"/>
      <style:text-properties style:use-window-font-color="true"/>
    </style:style>
    <style:style style:name="P40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41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42" style:family="paragraph">
      <style:paragraph-properties fo:margin-left="0.635cm" fo:margin-right="0cm" fo:margin-top="0cm" fo:margin-bottom="0.356cm" text:enable-numbering="true" fo:text-indent="-0.61cm"/>
      <style:text-properties fo:font-size="20pt"/>
    </style:style>
    <style:style style:name="P43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  <style:text-properties fo:font-size="16pt"/>
    </style:style>
    <style:style style:name="P44" style:family="paragraph">
      <style:paragraph-properties style:writing-mode="lr-tb"/>
      <style:text-properties fo:font-size="16pt"/>
    </style:style>
    <style:style style:name="P45" style:family="paragraph">
      <style:paragraph-properties fo:margin-left="0.635cm" fo:margin-right="0cm" fo:margin-top="0cm" fo:margin-bottom="0.356cm" fo:text-indent="-0.635cm"/>
    </style:style>
    <style:style style:name="P46" style:family="paragraph">
      <style:paragraph-properties fo:margin-left="2.076cm" fo:margin-right="0cm" fo:margin-top="0cm" fo:margin-bottom="0.356cm" fo:text-indent="-0.784cm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4pt" fo:language="en" fo:country="GB" style:font-size-asian="16pt" style:font-size-complex="16pt"/>
    </style:style>
    <style:style style:name="T9" style:family="text">
      <style:text-properties fo:font-size="14pt" fo:language="en" fo:country="GB" style:font-size-asian="14pt" style:font-size-complex="14pt"/>
    </style:style>
    <style:style style:name="T10" style:family="text">
      <style:text-properties fo:color="#000000" fo:language="en" fo:country="GB"/>
    </style:style>
    <style:style style:name="T11" style:family="text">
      <style:text-properties fo:color="#000000" fo:font-size="44pt" fo:language="en" fo:country="GB" fo:font-weight="bold" style:font-size-asian="44pt" style:font-size-complex="44pt"/>
    </style:style>
    <style:style style:name="T12" style:family="text">
      <style:text-properties fo:font-size="20pt" fo:language="en" fo:country="GB" style:font-size-asian="18pt" style:font-size-complex="18pt"/>
    </style:style>
    <style:style style:name="T13" style:family="text">
      <style:text-properties fo:font-family="'Courier New'" style:font-family-generic="modern" style:font-pitch="fixed" fo:font-size="16pt" fo:language="en" fo:country="GB" style:font-size-asian="18pt" style:font-size-complex="18pt"/>
    </style:style>
    <style:style style:name="T14" style:family="text">
      <style:text-properties fo:font-family="'Courier New'" style:font-family-generic="modern" style:font-pitch="fixed" fo:font-size="14pt" fo:language="en" fo:country="GB" style:font-size-asian="18pt" style:font-size-complex="18pt"/>
    </style:style>
    <style:style style:name="T15" style:family="text">
      <style:text-properties fo:font-size="32pt" fo:language="en" fo:country="GB" style:font-size-asian="18pt" style:font-size-complex="18pt"/>
    </style:style>
    <style:style style:name="T16" style:family="text">
      <style:text-properties fo:font-size="32pt"/>
    </style:style>
    <style:style style:name="T17" style:family="text">
      <style:text-properties fo:font-family="Arial" style:font-family-generic="swiss" style:font-pitch="variable" fo:font-size="20pt" fo:language="en" fo:country="GB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6pt" fo:language="en" fo:country="GB" style:font-size-asian="14pt" style:font-size-complex="14pt"/>
    </style:style>
    <style:style style:name="T19" style:family="text">
      <style:text-properties fo:font-size="16pt"/>
    </style:style>
    <style:style style:name="T20" style:family="text">
      <style:text-properties style:use-window-font-color="true" fo:font-weight="bold"/>
    </style:style>
    <style:style style:name="T21" style:family="text">
      <style:text-properties style:use-window-font-color="true"/>
    </style:style>
    <style:style style:name="T22" style:family="text">
      <style:text-properties fo:color="#000000" fo:font-family="'Courier New'" style:font-family-generic="modern" style:font-pitch="fixed" fo:font-size="16pt" fo:language="en" fo:country="GB" fo:font-weight="bold" style:font-size-asian="14pt" style:font-size-complex="14pt"/>
    </style:style>
    <style:style style:name="T23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24" style:family="text">
      <style:text-properties fo:font-size="18pt"/>
    </style:style>
    <style:style style:name="T25" style:family="text">
      <style:text-properties fo:font-size="20pt" fo:language="en" fo:country="GB" style:font-size-asian="32pt" style:font-size-complex="32pt"/>
    </style:style>
    <style:style style:name="T26" style:family="text">
      <style:text-properties style:use-window-font-color="true" fo:font-family="'Courier New'" style:font-family-generic="modern" style:font-pitch="fixed" fo:font-size="16pt"/>
    </style:style>
    <style:style style:name="T27" style:family="text">
      <style:text-properties fo:color="#000000" fo:font-size="20pt" fo:language="en" fo:country="GB" style:font-size-asian="32pt" style:font-size-complex="32pt"/>
    </style:style>
    <style:style style:name="T28" style:family="text">
      <style:text-properties fo:color="#000000" fo:font-size="20pt"/>
    </style:style>
    <style:style style:name="T29" style:family="text">
      <style:text-properties fo:color="#000000"/>
    </style:style>
    <style:style style:name="T30" style:family="text">
      <style:text-properties fo:color="#000000" fo:font-family="'Courier New'" style:font-family-generic="modern" style:font-pitch="fixed" fo:font-size="14pt"/>
    </style:style>
    <style:style style:name="T31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92cm" text:min-label-width="0.784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text:s text:c="2"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index.php">Eclipse 3.2 M5</text:a></text:span><text:span text:style-name="T6">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mf">EMF</text:a></text:span><text:span text:style-name="T7"> and </text:span><text:span text:style-name="T6"><text:a xlink:href="http://www.eclipse.org/gef">GEF</text:a></text:span><text:span text:style-name="T7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cf/downloads.html">ECF SDK</text:a></text:span><text:span text:style-name="T7"> (running in Eclip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in Workspace (via CVS </text:span><text:span text:style-name="T6"><text:a xlink:href="http://www.eclipse.org/ecf/org.eclipse.ecf.docs/ecf-anonymous.psf">project set</text:a></text:span><text:span text:style-name="T7">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Modules</text:span></text:p>
          </draw:text-box>
        </draw:frame>
        <draw:frame presentation:style-name="pr7" draw:text-style-name="P11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7"><text:span text:style-name="T5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Introdu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Demos/Examples: <text:s/>IM/Chat, Collaboration, Shared Edit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Code Exercis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Trivial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IM/Ch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Data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Discovery/File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Shared Objec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Provid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ECF Adap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6"><text:span text:style-name="T4">Tutorial Modules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7"><text:span text:style-name="T5">RCP Client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5">Rcp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5">Games?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5">ECF Future/Advanced Topics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ECF+OSGI For Serv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Call API/VOIP/Asteris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Shared Edi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Application Sharing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10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10">Module 1</text:span><text:span text:style-name="T3"> </text:span><text:span text:style-name="T3"><text:line-break/></text:span><text:span text:style-name="T3"><text:line-break/></text:span><text:span text:style-name="T11">ECF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1" draw:text-style-name="P21" draw:layer="layout" svg:width="22.904cm" svg:height="1.271cm" svg:x="1.225cm" svg:y="2.543cm" presentation:class="title" presentation:user-transformed="true">
          <draw:text-box>
            <text:p text:style-name="P16"><text:span text:style-name="T4">ECF: <text:s/>Multi-Protocol Comm for Eclipse</text:span></text:p>
          </draw:text-box>
        </draw:frame>
        <draw:frame presentation:style-name="pr12" draw:text-style-name="P25" draw:layer="layout" svg:width="22.307cm" svg:height="12.679cm" svg:x="1.837cm" svg:y="4.446cm" presentation:class="outline" presentation:user-transformed="true">
          <draw:text-box>
            <text:list text:style-name="L4">
              <text:list-item>
                <text:p text:style-name="P22"><text:span text:style-name="T12">org.eclipse.ecf.core.IContainer: <text:s/>Interoperability through multi-protocol client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Container creation: ECF ContainerFact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3">IContainer c = ContainerFactory.getDefault.createContainer(“type”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IContainer semantics: <text:s/>connect/disconnec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3">c.connect(ID,IConnectContext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3">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3">c.disconnec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Protocol adapters: <text:s/>Use/abuse of IAdapta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3">IFileshareContainer fsc = (IFileShareContainer) c.getAdapter(IFileShareContainer.class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3">if (fsc != null) 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6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Default" presentation:presentation-page-layout-name="AL2T1">
        <draw:frame presentation:style-name="pr13" draw:text-style-name="P27" draw:layer="layout" svg:width="22.895cm" svg:height="1.387cm" svg:x="0.905cm" svg:y="2.383cm" presentation:class="title" presentation:user-transformed="true">
          <draw:text-box>
            <text:p text:style-name="P27"><text:span text:style-name="T15">ContainerFactory Extension Point</text:span></text:p>
          </draw:text-box>
        </draw:frame>
        <draw:frame presentation:style-name="pr14" draw:text-style-name="P28" draw:layer="layout" svg:width="21.484cm" svg:height="12.751cm" svg:x="1.839cm" svg:y="4.667cm" presentation:class="outline" presentation:user-transformed="true">
          <draw:text-box>
            <text:list text:style-name="L4">
              <text:list-item>
                <text:p text:style-name="P28"><text:span text:style-name="T12">org.eclipse.ecf.containerFactory</text:span></text:p>
              </text:list-item>
            </text:list>
            <text:list text:style-name="L4">
              <text:list-item>
                <text:p text:style-name="P28"><text:span text:style-name="T12">ECF providers implement communication protocol(s)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XMPP/Jabber, IRC, JMS, ECF 'generic', Yaho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Working on: <text:s/>SIP, JXTA, Jingle, Sametime, RSS+S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Depending upon community involvement/contribution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12">Allows clients/apps to write to IContainer API and not to specific protocol implementatio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3">IContainer container = ContainerFactory.getDefault.createContainer(“xmpp”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13">IContainer.connect(...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7" presentation:class="page"/>
          <draw:frame presentation:style-name="pr15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presentation:style-name="pr13" draw:text-style-name="P30" draw:layer="layout" svg:width="22.895cm" svg:height="1.387cm" svg:x="0.941cm" svg:y="2.383cm" presentation:class="title" presentation:user-transformed="true">
          <draw:text-box>
            <text:p text:style-name="P27"><text:span text:style-name="T15">ECF Addressing</text:span></text:p>
          </draw:text-box>
        </draw:frame>
        <draw:frame presentation:style-name="pr16" draw:text-style-name="P28" draw:layer="layout" svg:width="21.631cm" svg:height="12.301cm" svg:x="1.728cm" svg:y="4.456cm" presentation:class="outline" presentation:user-transformed="true">
          <draw:text-box>
            <text:list text:style-name="L4">
              <text:list-item>
                <text:p text:style-name="P28"><text:span text:style-name="T12">Addressing needed for container.connect(ID,...);</text:span></text:p>
              </text:list-item>
            </text:list>
            <text:list text:style-name="L4">
              <text:list-item>
                <text:p text:style-name="P28"><text:span text:style-name="T12">Represented by instance of org.eclipse.ecf.core.identity.ID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Have URI 'nature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1"><text:span text:style-name="T12">ecftcp://ecf.eclipse.org:3282/serv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1"><text:span text:style-name="T12">xmpp.smack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1"><text:span text:style-name="T12"><text:a xlink:href="mailto:slewis@composent.com">mailto:slewis@composent.com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Not required to have URI syntax (but frequently do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1"><text:span text:style-name="T12">GUID: <text:s/>AF430D2189AFB8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1"><text:span text:style-name="T12">String: <text:s/>“channel1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2"><text:span text:style-name="T12">IDs also useful as service identifiers (e.g. Discovery), user identifiers (IM/chat), file identifiers (fileshare), channel identifiers (datashare)</text:span></text:p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8" presentation:class="page"/>
          <draw:frame presentation:style-name="pr15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13" draw:text-style-name="P33" draw:layer="layout" svg:width="22.895cm" svg:height="1.387cm" svg:x="0.758cm" svg:y="2.383cm" presentation:class="title" presentation:user-transformed="true">
          <draw:text-box>
            <text:p text:style-name="P6"><text:span text:style-name="T16">Extending Addressing for New Protocols</text:span></text:p>
          </draw:text-box>
        </draw:frame>
        <draw:frame presentation:style-name="pr17" draw:text-style-name="P32" draw:layer="layout" svg:width="21.484cm" svg:height="12.642cm" svg:x="1.839cm" svg:y="4.299cm" presentation:class="outline" presentation:user-transformed="true">
          <draw:text-box>
            <text:list text:style-name="L4">
              <text:list-item>
                <text:p text:style-name="P28"><text:span text:style-name="T12">org.eclipse.ecf.namespace extension point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Plugins provide extension Namespa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1"><text:span text:style-name="T12">e.g. xmpp jabber id syntax: <text:s/>jid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2">Namespace extensions responsible for creating ID instances that follow ID contra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12">Immut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12">Unique within 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2">Examp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4"><text:span text:style-name="T14">ID myID = IDFactory.getDefault().createID(namespace,”</text:span><text:span text:style-name="T14"><text:a xlink:href="mailto:slewis@ecf.eclipse.org">slewis@ecf.eclipse.org</text:a></text:span><text:span text:style-name="T14">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9" presentation:class="page"/>
          <draw:frame presentation:style-name="pr15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13" draw:text-style-name="P33" draw:layer="layout" svg:width="22.895cm" svg:height="1.387cm" svg:x="0.721cm" svg:y="2.126cm" presentation:class="title" presentation:user-transformed="true">
          <draw:text-box>
            <text:p text:style-name="P6"><text:span text:style-name="T16">ECF Protocol Adapters</text:span></text:p>
          </draw:text-box>
        </draw:frame>
        <draw:frame presentation:style-name="pr18" draw:text-style-name="P28" draw:layer="layout" svg:width="21.484cm" svg:height="12.642cm" svg:x="1.803cm" svg:y="4.115cm" presentation:class="outline" presentation:user-transformed="true">
          <draw:text-box>
            <text:list text:style-name="L4">
              <text:list-item>
                <text:p text:style-name="P28"><text:span text:style-name="T12">IContainer extends IAdaptable: <text:s/>IContainer.getAdapter(interface);</text:span></text:p>
              </text:list-item>
            </text:list>
            <text:list text:style-name="L4">
              <text:list-item>
                <text:p text:style-name="P28"><text:span text:style-name="T12">Protocol semantics represented by adapter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Presence/chat: <text:s/>IPresenc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Datashare: <text:s/>IChanne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Fileshare: <text:s/>IFileShar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Call API: <text:s/>ICal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2">Others...</text:span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12">Supports runtime querying of supported protocol(s)</text:span></text:p>
              </text:list-item>
            </text:list>
            <text:list text:style-name="L4">
              <text:list-item>
                <text:p text:style-name="P28"><text:span text:style-name="T12">Providers can choose to implement</text:span></text:p>
              </text:list-item>
            </text:list>
            <text:list text:style-name="L4">
              <text:list-item>
                <text:p text:style-name="P28"><text:span text:style-name="T17">Exampl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3">IPresenceContainer pc = (IpresenceContainer) c.getAdapter(IPresenceContainer.class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0" presentation:class="page"/>
          <draw:frame presentation:style-name="pr15" draw:text-style-name="P6" draw:layer="layout" svg:width="15.426cm" svg:height="11.282cm" svg:x="1.931cm" svg:y="12.18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19" draw:text-style-name="P21" draw:layer="layout" svg:width="22.904cm" svg:height="1.271cm" svg:x="1.298cm" svg:y="2.543cm" presentation:class="title" presentation:user-transformed="true">
          <draw:text-box>
            <text:p text:style-name="P16"><text:span text:style-name="T4">Building Simple Clients</text:span></text:p>
          </draw:text-box>
        </draw:frame>
        <draw:frame presentation:style-name="pr20" draw:text-style-name="P36" draw:layer="layout" svg:width="21.493cm" svg:height="8.187cm" svg:x="1.837cm" svg:y="4.932cm" presentation:class="outline" presentation:user-transformed="true">
          <draw:text-box>
            <text:list text:style-name="L5">
              <text:list-item>
                <text:p text:style-name="P34"><text:span text:style-name="T12"><text:s/></text:span><text:span text:style-name="T12">Create IContainer</text:span></text:p>
              </text:list-item>
            </text:list>
            <text:list text:style-name="L5" text:continue-numbering="true">
              <text:list-item>
                <text:p text:style-name="P35"><text:span text:style-name="T12"><text:s/></text:span><text:span text:style-name="T12">Retrieve/setup protocol adapter</text:span></text:p>
              </text:list-item>
            </text:list>
            <text:list text:style-name="L5" text:continue-numbering="true">
              <text:list-item>
                <text:p text:style-name="P35"><text:span text:style-name="T12"><text:s/></text:span><text:span text:style-name="T12">Create target ID </text:span></text:p>
              </text:list-item>
            </text:list>
            <text:list text:style-name="L5" text:continue-numbering="true">
              <text:list-item>
                <text:p text:style-name="P35"><text:span text:style-name="T12"><text:s/></text:span><text:span text:style-name="T12">Call IContainer.connect(targetID)</text:span></text:p>
              </text:list-item>
            </text:list>
            <text:list text:style-name="L5" text:continue-numbering="true">
              <text:list-item>
                <text:p text:style-name="P35"><text:span text:style-name="T12"><text:s/></text:span><text:span text:style-name="T12">Send/receive messages (via adapter)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6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21" draw:text-style-name="P21" draw:layer="layout" svg:width="22.904cm" svg:height="1.271cm" svg:x="1.225cm" svg:y="2.543cm" presentation:class="title" presentation:user-transformed="true">
          <draw:text-box>
            <text:p text:style-name="P16"><text:span text:style-name="T4">Create IContainer</text:span></text:p>
          </draw:text-box>
        </draw:frame>
        <draw:frame draw:style-name="gr3" draw:text-style-name="P38" draw:layer="layout" svg:width="23.261cm" svg:height="2.515cm" svg:x="1.03cm" svg:y="5.422cm">
          <draw:text-box>
            <text:p text:style-name="P37"><text:span text:style-name="T18">IContainer c = ContainerFactory.getDefault().</text:span></text:p>
            <text:p text:style-name="P3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createContainer(“ecf.generic.client”);</text:span></text:p>
            <text:p text:style-name="P38"><text:span text:style-name="T19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6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22" draw:text-style-name="P21" draw:layer="layout" svg:width="22.904cm" svg:height="1.271cm" svg:x="1.225cm" svg:y="2.543cm" presentation:class="title" presentation:user-transformed="true">
          <draw:text-box>
            <text:p text:style-name="P16"><text:span text:style-name="T4">ECF provider implementations</text:span></text:p>
          </draw:text-box>
        </draw:frame>
        <draw:frame draw:style-name="gr4" draw:text-style-name="P6" draw:layer="layout" svg:width="0.001cm" svg:height="1.204cm" svg:x="3.638cm" svg:y="3.969cm">
          <draw:text-box>
            <text:p text:style-name="P6"/>
          </draw:text-box>
        </draw:frame>
        <draw:frame draw:style-name="gr5" draw:text-style-name="P39" draw:layer="layout" svg:width="19.586cm" svg:height="7.792cm" svg:x="2.206cm" svg:y="4.667cm">
          <draw:text-box>
            <text:p text:style-name="P6"><text:span text:style-name="T20">Protocol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0">Container Type</text:span></text:p>
            <text:p text:style-name="P6"><text:span text:style-name="T21"/></text:p>
            <text:p text:style-name="P6"><text:span text:style-name="T21">XMPP (jabber)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ecf.xmpp.smack</text:span></text:p>
            <text:p text:style-name="P6"><text:span text:style-name="T21">ECF 'generic'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ecf.generic.client</text:span></text:p>
            <text:p text:style-name="P6"><text:span text:style-name="T21">IRC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ecf.irc.irclib</text:span></text:p>
            <text:p text:style-name="P6"><text:span text:style-name="T21">JM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ecf.jms.tcp.client</text:span></text:p>
            <text:p text:style-name="P6"><text:span text:style-name="T21">Zeroconf</text:span><text:span text:style-name="T21"><text:tab/></text:span><text:span text:style-name="T21">/Bonjour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ecf.discovery.jmdns</text:span></text:p>
            <text:p text:style-name="P6"><text:span text:style-name="T21"/></text:p>
            <text:p text:style-name="P6"><text:span text:style-name="T21">datashar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ecf.generic.channel</text:span></text:p>
            <text:p text:style-name="P6"><text:span text:style-name="T21">fileshare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ecf.generic.fileshare</text:span></text:p>
            <text:p text:style-name="P6"><text:span text:style-name="T21">...</text:span></text:p>
            <text:p text:style-name="P6"><text:span text:style-name="T21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6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23" draw:text-style-name="P21" draw:layer="layout" svg:width="22.904cm" svg:height="1.271cm" svg:x="1.225cm" svg:y="2.543cm" presentation:class="title" presentation:user-transformed="true">
          <draw:text-box>
            <text:p text:style-name="P16"><text:span text:style-name="T4">ECF Protocol Adapters</text:span></text:p>
          </draw:text-box>
        </draw:frame>
        <draw:frame draw:style-name="gr6" draw:text-style-name="P38" draw:layer="layout" svg:width="21.462cm" svg:height="11.845cm" svg:x="1.801cm" svg:y="4.998cm">
          <draw:text-box>
            <text:p text:style-name="P37"><text:span text:style-name="T22">//Presence</text:span></text:p>
            <text:p text:style-name="P37"><text:span text:style-name="T18"/></text:p>
            <text:p text:style-name="P37"><text:span text:style-name="T18">IPresenceContainer pc = (IPresenceContainer) container.getAdapter(IPresenceContainer.class);</text:span></text:p>
            <text:p text:style-name="P37"><text:span text:style-name="T18"/></text:p>
            <text:p text:style-name="P37"><text:span text:style-name="T18">if (pc == null) throw new NullPointerException(“presence container not available”);</text:span></text:p>
            <text:p text:style-name="P37"><text:span text:style-name="T18"/></text:p>
            <text:p text:style-name="P37"><text:span text:style-name="T18">else ...</text:span></text:p>
            <text:p text:style-name="P37"><text:span text:style-name="T18"/></text:p>
            <text:p text:style-name="P37"><text:span text:style-name="T18"/></text:p>
            <text:p text:style-name="P37"><text:span text:style-name="T22">//Discovery</text:span></text:p>
            <text:p text:style-name="P37"><text:span text:style-name="T18"/></text:p>
            <text:p text:style-name="P37"><text:span text:style-name="T18">IDiscoveryContainer dc (IDiscoveryContainer) container.getAdapter(IDiscoveryContainer.class);</text:span></text:p>
            <text:p text:style-name="P37"><text:span text:style-name="T18"/></text:p>
            <text:p text:style-name="P37"><text:span text:style-name="T18">if (dc == null) throw new NullPointerException(“discovery container not available”);</text:span></text:p>
            <text:p text:style-name="P37"><text:span text:style-name="T18"/></text:p>
            <text:p text:style-name="P37"><text:span text:style-name="T18"/></text:p>
            <text:p text:style-name="P38"><text:span text:style-name="T19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6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24" draw:text-style-name="P21" draw:layer="layout" svg:width="22.904cm" svg:height="1.271cm" svg:x="1.225cm" svg:y="2.543cm" presentation:class="title" presentation:user-transformed="true">
          <draw:text-box>
            <text:p text:style-name="P16"><text:span text:style-name="T4">ECF Target Identity</text:span></text:p>
          </draw:text-box>
        </draw:frame>
        <draw:frame draw:style-name="gr7" draw:text-style-name="P41" draw:layer="layout" svg:width="23.629cm" svg:height="12.465cm" svg:x="1.176cm" svg:y="4.687cm">
          <draw:text-box>
            <text:p text:style-name="P6"><text:span text:style-name="T23"/></text:p>
            <text:p text:style-name="P6"><text:span text:style-name="T18">// For connection to container...</text:span></text:p>
            <text:p text:style-name="P6"><text:span text:style-name="T18">ID id1 = IDFactory.getDefault().createID(container.getConnectNamespace(),”ecftcp://ecf.eclipse.org:3282/server”);</text:span></text:p>
            <text:p text:style-name="P6"><text:span text:style-name="T18"/></text:p>
            <text:p text:style-name="P6"><text:span text:style-name="T18">container.connect(id1,null);</text:span></text:p>
            <text:p text:style-name="P6"><text:span text:style-name="T18"/></text:p>
            <text:p text:style-name="P6"><text:span text:style-name="T18"/></text:p>
            <text:p text:style-name="P6"><text:span text:style-name="T18">// Using some other namespace</text:span></text:p>
            <text:p text:style-name="P6"><text:span text:style-name="T18">ID id2 = IDFactory.getDefault().createID(namespace,</text:span></text:p>
            <text:p text:style-name="P6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“</text:span><text:span text:style-name="T18">ecftcp://ecf.eclipse.org:3282/server”);</text:span></text:p>
            <text:p text:style-name="P6"><text:span text:style-name="T18"/></text:p>
            <text:p text:style-name="P6"><text:span text:style-name="T18"/></text:p>
            <text:p text:style-name="P6"><text:span text:style-name="T18">// GUID(SHA1+Base64)/String ID</text:span></text:p>
            <text:p text:style-name="P6"><text:span text:style-name="T18">ID id3 = IDFactory.getDefault().createGUID();</text:span></text:p>
            <text:p text:style-name="P6"><text:span text:style-name="T18"/></text:p>
            <text:p text:style-name="P6"><text:span text:style-name="T18">ID id4 = IDFactory.getDefault().createStringID(“channel1”);</text:span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40"><text:span text:style-name="T24"/></text:p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6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25" draw:text-style-name="P21" draw:layer="layout" svg:width="22.904cm" svg:height="1.271cm" svg:x="1.225cm" svg:y="2.543cm" presentation:class="title" presentation:user-transformed="true">
          <draw:text-box>
            <text:p text:style-name="P16"><text:span text:style-name="T4">ECF ID properties</text:span></text:p>
          </draw:text-box>
        </draw:frame>
        <draw:frame presentation:style-name="pr26" draw:text-style-name="P42" draw:layer="layout" svg:width="21.484cm" svg:height="10.842cm" svg:x="1.839cm" svg:y="4.934cm" presentation:class="outline">
          <draw:text-box>
            <text:list text:style-name="L7">
              <text:list-item>
                <text:p text:style-name="P42"><text:span text:style-name="T25">Immutable: <text:s/>Don't go changin'</text:span></text:p>
              </text:list-item>
            </text:list>
            <text:list text:style-name="L7">
              <text:list-item>
                <text:p text:style-name="P42"><text:span text:style-name="T25">Unique name within Namespace: <text:s/>ID.getName()</text:span></text:p>
              </text:list-item>
            </text:list>
            <text:list text:style-name="L7">
              <text:list-item>
                <text:p text:style-name="P42"><text:span text:style-name="T25">Serializable</text:span></text:p>
              </text:list-item>
            </text:list>
            <text:list text:style-name="L7">
              <text:list-item>
                <text:p text:style-name="P42"><text:span text:style-name="T25">URI nature: <text:s/>ID.toURI()</text:span></text:p>
              </text:list-item>
            </text:list>
            <text:list text:style-name="L7">
              <text:list-item>
                <text:p text:style-name="P42"><text:span text:style-name="T25">Implements java.security.Prinicpa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6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>
        <draw:custom-shape draw:style-name="gr8" draw:text-style-name="P44" draw:layer="layout" svg:width="21.316cm" svg:height="8.93cm" svg:x="1.986cm" svg:y="5.034cm">
          <text:p text:style-name="P43"><text:span text:style-name="T18">// Create container </text:span></text:p>
          <text:p text:style-name="P43"><text:span text:style-name="T18">IContainer container = ContainerFactory.getDefault().createContainer(“ecf.generic.client”);</text:span></text:p>
          <text:p text:style-name="P43"><text:span text:style-name="T18"/></text:p>
          <text:p text:style-name="P43"><text:span text:style-name="T18">// Create target ID for connection</text:span></text:p>
          <text:p text:style-name="P43"><text:span text:style-name="T18">ID targetID = IDFactory.getDefault().createID(container.getConnectNamespace(),”ecftcp://localhost:3282/server”);</text:span></text:p>
          <text:p text:style-name="P43"><text:span text:style-name="T18"/></text:p>
          <text:p text:style-name="P43"><text:span text:style-name="T18">// Connect to a target</text:span></text:p>
          <text:p text:style-name="P43"><text:span text:style-name="T18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27" draw:text-style-name="P21" draw:layer="layout" svg:width="22.904cm" svg:height="1.271cm" svg:x="1.337cm" svg:y="2.508cm" presentation:class="title" presentation:user-transformed="true">
          <draw:text-box>
            <text:p text:style-name="P16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7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8" draw:style-name="dp4" draw:master-page-name="Default">
        <draw:frame presentation:style-name="pr28" draw:text-style-name="P21" draw:layer="layout" svg:width="22.904cm" svg:height="1.271cm" svg:x="1.337cm" svg:y="2.508cm" presentation:class="title" presentation:user-transformed="true">
          <draw:text-box>
            <text:p text:style-name="P16"><text:span text:style-name="T4">Putting it Together: <text:s/>An XMPP Client</text:span></text:p>
          </draw:text-box>
        </draw:frame>
        <draw:frame draw:style-name="gr5" draw:text-style-name="P39" draw:layer="layout" svg:width="15.801cm" svg:height="1.582cm" svg:x="2.058cm" svg:y="4.961cm">
          <draw:text-box>
            <text:p text:style-name="P6"><text:span text:style-name="T21">org.eclipse.ecf.tutorial.ExampleClient1, ExampleClient2, ExampleClient3, ExampleClient4</text:span></text:p>
          </draw:text-box>
        </draw:frame>
        <presentation:notes draw:style-name="dp3">
          <draw:page-thumbnail draw:layer="layout" svg:width="12.819cm" svg:height="9.613cm" svg:x="3.237cm" svg:y="1.923cm" draw:page-number="18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>
        <draw:frame presentation:style-name="pr29" draw:text-style-name="P21" draw:layer="layout" svg:width="22.904cm" svg:height="1.271cm" svg:x="1.337cm" svg:y="2.508cm" presentation:class="title" presentation:user-transformed="true">
          <draw:text-box>
            <text:p text:style-name="P16"><text:span text:style-name="T4">Protocol Adapter: <text:s/>Datashare</text:span></text:p>
          </draw:text-box>
        </draw:frame>
        <draw:frame draw:style-name="gr9" draw:text-style-name="P39" draw:layer="layout" svg:width="21.608cm" svg:height="12.166cm" svg:x="2.058cm" svg:y="4.961cm">
          <draw:text-box>
            <text:p text:style-name="P6"><text:span text:style-name="T21">API: <text:s text:c="2"/>org.eclipse.ecf.datashare </text:span></text:p>
            <text:p text:style-name="P6"><text:span text:style-name="T21"/></text:p>
            <text:p text:style-name="P6"><text:span text:style-name="T21">Protocol adapter: <text:s/>org.eclipse.ecf.datashare.IChannelContainer</text:span></text:p>
            <text:p text:style-name="P6"><text:span text:style-name="T21"/></text:p>
            <text:p text:style-name="P6"><text:span text:style-name="T21">Example</text:span></text:p>
            <text:p text:style-name="P6"><text:span text:style-name="T21"/></text:p>
            <text:p text:style-name="P6"><text:span text:style-name="T26">IChannelContainer channelContainer = (IChannelContainer) container.getAdapter(IChannelContainer.class);</text:span></text:p>
            <text:p text:style-name="P6"><text:span text:style-name="T26"/></text:p>
            <text:p text:style-name="P6"><text:span text:style-name="T26">IChannel channel = channelContainer.createChannel(id,listener,props);</text:span></text:p>
            <text:p text:style-name="P6"><text:span text:style-name="T21"/></text:p>
            <text:p text:style-name="P6"><text:span text:style-name="T21">Channel used to asynchronously send arbitrary data (byte arrays)</text:span></text:p>
            <text:p text:style-name="P6"><text:span text:style-name="T21"/></text:p>
            <text:p text:style-name="P6"><text:span text:style-name="T26">channel.sendMessage(“hello”.getBytes());</text:span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</draw:text-box>
        </draw:frame>
        <presentation:notes draw:style-name="dp3">
          <draw:page-thumbnail draw:layer="layout" svg:width="12.819cm" svg:height="9.613cm" svg:x="3.237cm" svg:y="1.923cm" draw:page-number="19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Default">
        <draw:frame presentation:style-name="pr30" draw:text-style-name="P21" draw:layer="layout" svg:width="22.904cm" svg:height="1.271cm" svg:x="1.337cm" svg:y="2.508cm" presentation:class="title" presentation:user-transformed="true">
          <draw:text-box>
            <text:p text:style-name="P16"><text:span text:style-name="T4">Datashare Characteristics</text:span></text:p>
          </draw:text-box>
        </draw:frame>
        <draw:frame presentation:style-name="pr31" draw:text-style-name="P45" draw:layer="layout" svg:width="21.484cm" svg:height="10.841cm" svg:x="1.913cm" svg:y="4.677cm" presentation:class="outline" presentation:user-transformed="true">
          <draw:text-box>
            <text:list text:style-name="L3">
              <text:list-item>
                <text:p text:style-name="P45"><text:span text:style-name="T27">Sender Ordering (FIFO). <text:s/></text:span><text:span text:style-name="T28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46"><text:span text:style-name="T28">No stronger ordering guarantees</text:span></text:p>
                  </text:list-item>
                </text:list>
              </text:list-item>
            </text:list>
            <text:list text:style-name="L3">
              <text:list-item>
                <text:p text:style-name="P45"><text:span text:style-name="T29">Datashare Events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29">IChannelInitializeEvent – once upon channel creation/initi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9">IChannelGroupJoinEvent – once for every connect/jo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9">IChannelMessageEvent – once for every sendMess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9">IChannelGroupDepartedEvent – once for every disconnec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20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>
        <draw:frame presentation:style-name="pr32" draw:text-style-name="P21" draw:layer="layout" svg:width="22.904cm" svg:height="1.271cm" svg:x="1.337cm" svg:y="2.508cm" presentation:class="title" presentation:user-transformed="true">
          <draw:text-box>
            <text:p text:style-name="P16"><text:span text:style-name="T4">Protocol Adapter: <text:s/>Discovery</text:span></text:p>
          </draw:text-box>
        </draw:frame>
        <draw:frame draw:style-name="gr10" draw:text-style-name="P39" draw:layer="layout" svg:width="21.608cm" svg:height="14.965cm" svg:x="2.058cm" svg:y="4.373cm">
          <draw:text-box>
            <text:p text:style-name="P6"><text:span text:style-name="T21">Discovery API: <text:s text:c="2"/>org.eclipse.ecf.discovery</text:span></text:p>
            <text:p text:style-name="P6"><text:span text:style-name="T21"/></text:p>
            <text:p text:style-name="P6"><text:span text:style-name="T21">Protocol adapter: <text:s/>org.eclipse.ecf.discovery.IDiscoveryContainer</text:span></text:p>
            <text:p text:style-name="P6"><text:span text:style-name="T21"/></text:p>
            <text:p text:style-name="P6"><text:span text:style-name="T21">Example</text:span></text:p>
            <text:p text:style-name="P6"><text:span text:style-name="T21"/></text:p>
            <text:p text:style-name="P6"><text:span text:style-name="T26">IDiscoveryContainer discoveryContainer = (IDiscoveryContainer) container.getAdapter(IDiscoveryContainer.class);</text:span></text:p>
            <text:p text:style-name="P6"><text:span text:style-name="T26"/></text:p>
            <text:p text:style-name="P6"><text:span text:style-name="T26">IserviceTypeListener listener = new IServiceTypeListener() { ... };</text:span></text:p>
            <text:p text:style-name="P6"><text:span text:style-name="T26"/></text:p>
            <text:p text:style-name="P6"><text:span text:style-name="T26">discoveryContainer.addServiceTypeListener(listener);</text:span></text:p>
            <text:p text:style-name="P6"><text:span text:style-name="T26"/></text:p>
            <text:p text:style-name="P6"><text:span text:style-name="T26"/></text:p>
            <text:p text:style-name="P6"><text:span text:style-name="T21">Listeners called asynchronously when service types are discovered</text:span></text:p>
            <text:p text:style-name="P6"><text:span text:style-name="T30"/></text:p>
            <text:p text:style-name="P6"><text:span text:style-name="T31">To register service types/services</text:span></text:p>
            <text:p text:style-name="P6"><text:span text:style-name="T30"/></text:p>
            <text:p text:style-name="P6"><text:span text:style-name="T30">discoveryContainer.registerServiceType("_ecftcp._tcp.local.");</text:span></text:p>
            <text:p text:style-name="P6"><text:span text:style-name="T30">discoveryContainer.registerService(serviceInfo);</text:span></text:p>
            <text:p text:style-name="P6"><text:span text:style-name="T29"/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6"><text:span text:style-name="T21"/></text:p>
          </draw:text-box>
        </draw:frame>
        <presentation:notes draw:style-name="dp3">
          <draw:page-thumbnail draw:layer="layout" svg:width="12.819cm" svg:height="9.613cm" svg:x="3.237cm" svg:y="1.923cm" draw:page-number="21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13T13:46:07</dc:date>
    <meta:print-date>2006-02-26T17:56:38</meta:print-date>
    <dc:language>en-US</dc:language>
    <meta:editing-cycles>252</meta:editing-cycles>
    <meta:editing-duration>P1DT17H49M38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